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2" manifest:media-type="application/octet-stream"/>
  <manifest:file-entry manifest:full-path="Object 1" manifest:media-type="application/octet-stream"/>
  <manifest:file-entry manifest:full-path="Object 6" manifest:media-type="application/octet-stream"/>
  <manifest:file-entry manifest:full-path="META-INF/manifest.xml" manifest:media-type="text/xml"/>
  <manifest:file-entry manifest:full-path="content.xml" manifest:media-type="text/xml"/>
  <manifest:file-entry manifest:full-path="Object 5" manifest:media-type="application/octet-stream"/>
  <manifest:file-entry manifest:full-path="meta.xml" manifest:media-type="text/xml"/>
  <manifest:file-entry manifest:full-path="Object 4" manifest:media-type="application/octet-stream"/>
  <manifest:file-entry manifest:full-path="Object 9" manifest:media-type="application/octet-stream"/>
  <manifest:file-entry manifest:full-path="settings.xml" manifest:media-type="text/xml"/>
  <manifest:file-entry manifest:full-path="Object 8" manifest:media-type="application/octet-stream"/>
  <manifest:file-entry manifest:full-path="Object 3" manifest:media-type="application/octet-stream"/>
  <manifest:file-entry manifest:full-path="mimetype" manifest:media-type="text/plain"/>
  <manifest:file-entry manifest:full-path="styles.xml" manifest:media-type="text/xml"/>
  <manifest:file-entry manifest:full-path="Object 7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Heading1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T3" style:parent-style-name="DefaultParagraphFont" style:family="text">
      <style:text-properties fo:language="en" fo:country="US"/>
    </style:style>
    <style:style style:name="P4" style:parent-style-name="Heading1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Heading1" style:family="paragraph">
      <style:text-properties fo:language="en" fo:country="US"/>
    </style:style>
    <style:style style:name="T11" style:parent-style-name="DefaultParagraphFont" style:family="text">
      <style:text-properties fo:language="en" fo:country="US"/>
    </style:style>
    <style:style style:name="P12" style:parent-style-name="Heading1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T14" style:parent-style-name="DefaultParagraphFont" style:family="text">
      <style:text-properties fo:language="en" fo:country="US"/>
    </style:style>
    <style:style style:name="P15" style:parent-style-name="Heading1" style:family="paragraph">
      <style:text-properties fo:language="en" fo:country="US"/>
    </style:style>
    <style:style style:name="T16" style:parent-style-name="DefaultParagraphFont" style:family="text">
      <style:text-properties fo:language="en" fo:country="US"/>
    </style:style>
    <style:style style:name="P17" style:parent-style-name="Heading1" style:family="paragraph">
      <style:text-properties fo:language="en" fo:country="US"/>
    </style:style>
    <style:style style:name="P18" style:parent-style-name="Heading1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T20" style:parent-style-name="DefaultParagraphFont" style:family="text">
      <style:text-properties fo:language="en" fo:country="US"/>
    </style:style>
    <style:style style:name="P21" style:parent-style-name="Heading1" style:family="paragraph">
      <style:text-properties fo:language="en" fo:country="US"/>
    </style:style>
    <style:style style:name="T22" style:parent-style-name="DefaultParagraphFont" style:family="text">
      <style:text-properties fo:language="en" fo:country="US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right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Menu</text:h>
      <text:p text:style-name="P2"/>
      <text:p text:style-name="Normal"><text:span text:style-name="T3"><draw:frame draw:z-index="0" draw:id="id0" draw:style-name="a0" draw:name="Object 1" text:anchor-type="as-char" svg:x="0in" svg:y="0in" svg:width="1.82569in" svg:height="2.45347in" style:rel-width="scale" style:rel-height="scale"><draw:object-ole draw:class-id="CF4F55F4-8F87-4D47-80BB-5808164BB3F8" xlink:href="Object 1" xlink:type="simple" xlink:show="embed" xlink:actuate="onLoad"/><draw:image xlink:href="ObjectReplacements/Object 1" xlink:type="simple" xlink:show="embed" xlink:actuate="onLoad"/><svg:desc/></draw:frame></text:span></text:p>
      <text:h text:style-name="P4" text:outline-level="1">Schema</text:h>
      <text:p text:style-name="P5"/>
      <text:p text:style-name="Normal"><text:span text:style-name="T6"><draw:frame draw:z-index="251660288" draw:id="id1" draw:style-name="a1" draw:name="Object 2" text:anchor-type="paragraph" svg:x="-0.33681in" svg:y="0.00347in" svg:width="1.86736in" svg:height="2.5in" style:rel-width="scale" style:rel-height="scale"><draw:object-ole draw:class-id="048EB43E-2059-422F-95E0-557DA96038AF" xlink:href="Object 2" xlink:type="simple" xlink:show="embed" xlink:actuate="onLoad"/><draw:image xlink:href="ObjectReplacements/Object 2" xlink:type="simple" xlink:show="embed" xlink:actuate="onLoad"/><svg:desc/></draw:frame></text:span><text:span text:style-name="T7"><draw:frame draw:z-index="0" draw:id="id2" draw:style-name="a2" draw:name="Object 7" text:anchor-type="as-char" svg:x="0in" svg:y="0in" svg:width="3.29097in" svg:height="2.46528in" style:rel-width="scale" style:rel-height="scale"><draw:object-ole draw:class-id="048EB43E-2059-422F-95E0-557DA96038AF" xlink:href="Object 3" xlink:type="simple" xlink:show="embed" xlink:actuate="onLoad"/><draw:image xlink:href="ObjectReplacements/Object 3" xlink:type="simple" xlink:show="embed" xlink:actuate="onLoad"/><svg:desc/></draw:frame></text:span></text:p>
      <text:p text:style-name="P8">Standing view<text:tab/><text:tab/><text:tab/>Portrait view</text:p>
      <text:p text:style-name="P9"/>
      <text:soft-page-break/>
      <text:h text:style-name="P10" text:outline-level="1">Alarms</text:h>
      <text:p text:style-name="Normal"><text:span text:style-name="T11"><draw:frame draw:z-index="0" draw:id="id3" draw:style-name="a3" draw:name="Object 2" text:anchor-type="as-char" svg:x="0in" svg:y="0in" svg:width="1.76736in" svg:height="2.37222in" style:rel-width="scale" style:rel-height="scale"><draw:object-ole draw:class-id="048EB43E-2059-422F-95E0-557DA96038AF" xlink:href="Object 4" xlink:type="simple" xlink:show="embed" xlink:actuate="onLoad"/><draw:image xlink:href="ObjectReplacements/Object 4" xlink:type="simple" xlink:show="embed" xlink:actuate="onLoad"/><svg:desc/></draw:frame></text:span></text:p>
      <text:h text:style-name="P12" text:outline-level="1">Wake-up 1</text:h>
      <text:p text:style-name="P13"/>
      <text:p text:style-name="Normal"><text:span text:style-name="T14"><draw:frame draw:z-index="0" draw:id="id4" draw:style-name="a4" draw:name="Object 3" text:anchor-type="as-char" svg:x="0in" svg:y="0in" svg:width="1.94167in" svg:height="2.60486in" style:rel-width="scale" style:rel-height="scale"><draw:object-ole draw:class-id="048EB43E-2059-422F-95E0-557DA96038AF" xlink:href="Object 5" xlink:type="simple" xlink:show="embed" xlink:actuate="onLoad"/><draw:image xlink:href="ObjectReplacements/Object 5" xlink:type="simple" xlink:show="embed" xlink:actuate="onLoad"/><svg:desc/></draw:frame></text:span></text:p>
      <text:h text:style-name="P15" text:outline-level="1">Sleep Information</text:h>
      <text:p text:style-name="Normal"><text:span text:style-name="T16"><draw:frame draw:z-index="0" draw:id="id5" draw:style-name="a5" draw:name="Object 4" text:anchor-type="as-char" svg:x="0in" svg:y="0in" svg:width="2.06944in" svg:height="2.76736in" style:rel-width="scale" style:rel-height="scale"><draw:object-ole draw:class-id="048EB43E-2059-422F-95E0-557DA96038AF" xlink:href="Object 6" xlink:type="simple" xlink:show="embed" xlink:actuate="onLoad"/><draw:image xlink:href="ObjectReplacements/Object 6" xlink:type="simple" xlink:show="embed" xlink:actuate="onLoad"/><svg:desc/></draw:frame></text:span></text:p>
      <text:soft-page-break/>
      <text:h text:style-name="P17" text:outline-level="1">Sleep Styles</text:h>
      <text:p text:style-name="Normal"><draw:frame draw:z-index="0" draw:id="id6" draw:style-name="a6" draw:name="Object 8" text:anchor-type="as-char" svg:x="0in" svg:y="0in" svg:width="2.20903in" svg:height="2.95347in" style:rel-width="scale" style:rel-height="scale"><draw:object-ole draw:class-id="048EB43E-2059-422F-95E0-557DA96038AF" xlink:href="Object 7" xlink:type="simple" xlink:show="embed" xlink:actuate="onLoad"/><draw:image xlink:href="ObjectReplacements/Object 7" xlink:type="simple" xlink:show="embed" xlink:actuate="onLoad"/><svg:desc/></draw:frame></text:p>
      <text:h text:style-name="P18" text:outline-level="1">Take Survey</text:h>
      <text:p text:style-name="P19"/>
      <text:p text:style-name="Normal"><text:span text:style-name="T20"><draw:frame draw:z-index="0" draw:id="id7" draw:style-name="a7" draw:name="Object 5" text:anchor-type="as-char" svg:x="0in" svg:y="0in" svg:width="1.94167in" svg:height="2.60486in" style:rel-width="scale" style:rel-height="scale"><draw:object-ole draw:class-id="048EB43E-2059-422F-95E0-557DA96038AF" xlink:href="Object 8" xlink:type="simple" xlink:show="embed" xlink:actuate="onLoad"/><draw:image xlink:href="ObjectReplacements/Object 8" xlink:type="simple" xlink:show="embed" xlink:actuate="onLoad"/><svg:desc/></draw:frame></text:span></text:p>
      <text:soft-page-break/>
      <text:h text:style-name="P21" text:outline-level="1">Settings</text:h>
      <text:p text:style-name="Normal"><text:span text:style-name="T22"><draw:frame draw:z-index="0" draw:id="id8" draw:style-name="a8" draw:name="Object 6" text:anchor-type="as-char" svg:x="0in" svg:y="0in" svg:width="2.06944in" svg:height="2.76736in" style:rel-width="scale" style:rel-height="scale"><draw:object-ole draw:class-id="048EB43E-2059-422F-95E0-557DA96038AF" xlink:href="Object 9" xlink:type="simple" xlink:show="embed" xlink:actuate="onLoad"/><draw:image xlink:href="ObjectReplacements/Object 9" xlink:type="simple" xlink:show="embed" xlink:actuate="onLoad"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Uzer</meta:initial-creator>
    <dc:creator>Uzer</dc:creator>
    <meta:creation-date>2012-04-19T14:25:00Z</meta:creation-date>
    <dc:date>2012-04-19T14:26:00Z</dc:date>
    <meta:template xlink:href="Normal.dotm" xlink:type="simple"/>
    <meta:editing-cycles>3</meta:editing-cycles>
    <meta:editing-duration>PT60S</meta:editing-duration>
    <meta:document-statistic meta:page-count="4" meta:paragraph-count="1" meta:word-count="60" meta:character-count="379" meta:row-count="2" meta:non-whitespace-character-count="320"/>
  </office:meta>
</office:document-meta>
</file>